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z-fixed" svg:font-family="moz-fixed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4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965in" style:contextual-spacing="false"/>
      <style:text-properties style:font-name="moz-fixed" fo:font-size="9pt" fo:language="en" fo:country="US" officeooo:paragraph-rsid="001e9511"/>
    </style:style>
    <style:style style:name="P2" style:family="paragraph" style:parent-style-name="Table_20_Contents">
      <style:text-properties style:font-name="Liberation Sans" fo:font-size="9pt" officeooo:rsid="001e4fc3" officeooo:paragraph-rsid="001e4fc3"/>
    </style:style>
    <style:style style:name="P3" style:family="paragraph" style:parent-style-name="Table_20_Contents">
      <style:text-properties style:font-name="Liberation Sans" fo:font-size="9pt"/>
    </style:style>
    <style:style style:name="P4" style:family="paragraph" style:parent-style-name="Table_20_Contents">
      <style:text-properties style:font-name="Liberation Sans" fo:font-size="9pt" officeooo:rsid="001e9511" officeooo:paragraph-rsid="001e9511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Liberation Sans" fo:font-size="9pt" fo:language="en" fo:country="US" officeooo:paragraph-rsid="001e9511"/>
    </style:style>
    <style:style style:name="P6" style:family="paragraph" style:parent-style-name="Standard">
      <style:paragraph-properties fo:margin-top="0in" fo:margin-bottom="0.1965in" style:contextual-spacing="false"/>
      <style:text-properties style:font-name="Liberation Sans" fo:font-size="9pt" fo:language="en" fo:country="US" officeooo:paragraph-rsid="001e4fc3"/>
    </style:style>
    <style:style style:name="P7" style:family="paragraph" style:parent-style-name="Heading_20_3">
      <style:text-properties style:font-name="Liberation Sans"/>
    </style:style>
    <style:style style:name="P8" style:family="paragraph" style:parent-style-name="Heading_20_3">
      <style:paragraph-properties fo:text-align="center" style:justify-single-word="false"/>
      <style:text-properties style:font-name="Liberation Sans"/>
    </style:style>
    <style:style style:name="P9" style:family="paragraph" style:parent-style-name="Text_20_body">
      <style:text-properties style:font-name="Liberation Sans"/>
    </style:style>
    <style:style style:name="T1" style:family="text">
      <style:text-properties officeooo:rsid="001e4fc3"/>
    </style:style>
    <style:style style:name="T2" style:family="text">
      <style:text-properties officeooo:rsid="001e9511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1e4f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(</text:span>Un<text:span text:style-name="T1">) </text:span>Losing Your Marbles</text:p>
      <text:p text:style-name="P1"><text:line-break/><text:span text:style-name="T3">You've lost your marbles!! Actually you dropped 10 plastic marbles </text:span><text:span text:style-name="T4">onto</text:span><text:span text:style-name="T3"> a play field. </text:span><text:span text:style-name="T4">B</text:span><text:span text:style-name="T3">uild a robot </text:span><text:span text:style-name="T4">to </text:span><text:span text:style-name="T3">collect the marbles and deliver them to </text:span><text:span text:style-name="T4">the home</text:span><text:span text:style-name="T3"> corner of the play field, sort of a Roomva for marbles. Each robot should be built by a team of two. "Gracious Professionalism" should be practiced toward your team mate and to the other teams as you share a common play field. Points will be awarded as follows: </text:span></text:p>
      <text:p text:style-name="P5"><text:span text:style-name="T2">Each run is 60 seconds.</text:span><text:line-break/><text:line-break/><text:span text:style-name="T1">Robot must be fully contained within the home area (the quarter circle) at the beginning of a mission.</text:span></text:p>
      <text:p text:style-name="P5">Up to three points for creativity. This can be the design of the robot, team name, robot name, strategy, etc. There will be a show-and-tell portion to show off your creations. <text:line-break/><text:line-break/>Up to three points for efficiency <text:span text:style-name="T1">(measured by time remaining after robot stops moving.)</text:span><text:line-break/><text:line-break/>Up to four points for "gracious professionalism" (work together as a team, work with other teams, work with adults).<text:line-break/><text:line-break/>Score is best of three runs.</text:p>
      <text:h text:style-name="P7" text:outline-level="3">Team Name __________________ <text:span text:style-name="T2">Robot Name __________________</text:span>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8" text:outline-level="3">Point values</text:h>
          </table:table-cell>
          <table:table-cell table:style-name="Table1.A1" office:value-type="string">
            <text:h text:style-name="P8" text:outline-level="3">Run 1</text:h>
          </table:table-cell>
          <table:table-cell table:style-name="Table1.A1" office:value-type="string">
            <text:h text:style-name="P8" text:outline-level="3">Run 2</text:h>
          </table:table-cell>
          <table:table-cell table:style-name="Table1.D1" office:value-type="string">
            <text:h text:style-name="P8" text:outline-level="3">Run 3 </text:h>
          </table:table-cell>
        </table:table-row>
        <table:table-row>
          <table:table-cell table:style-name="Table1.A2" office:value-type="string">
            <text:p text:style-name="P2">Marbles Collected <text:span text:style-name="T2">to home area </text:span>(1 point each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Bonus <text:span text:style-name="T2">for </text:span>all marbles collected 5 point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Creativity up to 3 points for robot, team name, robot name, strategy, etc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Efficiency up to 3 points based on time left over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racious Professionalism up to 4 points for working together as a team, other teams and adults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owering down 3 points when done within 60 second playing time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enality -3 points for running after 60 second playing time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Robot disqualified for leaving playing field. <text:span text:style-name="T2">Lose all points for run.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enalty -1 point each time robot is touched while robot is in playing time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Total (circle best run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6"><text:line-break/><text:lin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z-fixed" svg:font-family="moz-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08:52:24.530674205</meta:creation-date>
    <dc:date>2023-05-10T11:21:57.681346904</dc:date>
    <meta:editing-duration>PT10M47S</meta:editing-duration>
    <meta:editing-cycles>2</meta:editing-cycles>
    <meta:generator>LibreOffice/7.4.5.1$MacOSX_X86_64 LibreOffice_project/9c0871452b3918c1019dde9bfac75448afc4b57f</meta:generator>
    <meta:document-statistic meta:table-count="1" meta:image-count="0" meta:object-count="0" meta:page-count="1" meta:paragraph-count="20" meta:word-count="290" meta:character-count="1664" meta:non-whitespace-character-count="1382"/>
  </office:meta>
</office:document-meta>
</file>